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485a"/>
    </style:style>
    <style:style style:name="P2" style:family="paragraph" style:parent-style-name="Standard" style:list-style-name="L1">
      <style:text-properties officeooo:rsid="0019485a" officeooo:paragraph-rsid="0019485a"/>
    </style:style>
    <style:style style:name="P3" style:family="paragraph" style:parent-style-name="Standard">
      <style:text-properties officeooo:rsid="001a6ccb" officeooo:paragraph-rsid="001948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<text:bookmark-start text:name="fox_type_placeholder"/><text:s/><text:bookmark-end text:name="fox_type_placeholder"/><text:s/>fox jumped over the <text:bookmark-start text:name="dog_type_placeholder"/><text:s/><text:bookmark-end text:name="dog_type_placeholder"/><text:s/>dog. </text:p>
      <text:p text:style-name="P1"/>
      <text:list xml:id="list9128832646368218786" text:style-name="L1">
        <text:list-item>
          <text:p text:style-name="P2">First</text:p>
        </text:list-item>
        <text:list-item>
          <text:p text:style-name="P2">Second</text:p>
        </text:list-item>
        <text:list-item>
          <text:p text:style-name="P2">Third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37:42.021294000</meta:creation-date>
    <dc:date>2016-11-27T23:04:54.232989000</dc:date>
    <meta:editing-duration>PT9M39S</meta:editing-duration>
    <meta:editing-cycles>5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4" meta:word-count="12" meta:character-count="52" meta:non-whitespace-character-count="42"/>
  </office:meta>
</office:document-meta>
</file>